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40000014C08D77CB8751EBCDF.png" manifest:media-type="image/png"/>
  <manifest:file-entry manifest:full-path="Pictures/10000001000002AC000002CDBD8F062A0522037C.png" manifest:media-type="image/png"/>
  <manifest:file-entry manifest:full-path="Pictures/1000000100000281000002CDBD2CB5090F8314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91e" officeooo:paragraph-rsid="0011691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7"/><text:span text:style-name="T1">Practical 1 b <text:s text:c="6"/>College Registration Form </text:span></text:p>
      <text:p text:style-name="P1"/>
      <text:p text:style-name="P1"><draw:frame draw:style-name="fr1" draw:name="Image1" text:anchor-type="char" svg:x="0.153cm" svg:y="0.4cm" svg:width="16.96cm" svg:height="18.971cm" draw:z-index="0"><draw:image xlink:href="Pictures/1000000100000281000002CDBD2CB5090F8314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char" svg:x="0.635cm" svg:y="0.132cm" svg:width="17cm" svg:height="17.819cm" draw:z-index="1"><draw:image xlink:href="Pictures/10000001000002AC000002CDBD8F062A0522037C.png" xlink:type="simple" xlink:show="embed" xlink:actuate="onLoad" draw:mime-type="image/png"/></draw:frame><draw:frame draw:style-name="fr1" draw:name="Image2" text:anchor-type="char" svg:x="0.82cm" svg:y="17.949cm" svg:width="17cm" svg:height="8.551cm" draw:z-index="2"><draw:image xlink:href="Pictures/10000001000002940000014C08D77CB8751EBCDF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09:20:54.855197836</meta:creation-date>
    <dc:date>2026-01-30T10:12:57.775240575</dc:date>
    <meta:editing-duration>PT1M42S</meta:editing-duration>
    <meta:editing-cycles>1</meta:editing-cycles>
    <meta:document-statistic meta:table-count="0" meta:image-count="3" meta:object-count="0" meta:page-count="3" meta:paragraph-count="1" meta:word-count="6" meta:character-count="103" meta:non-whitespace-character-count="34"/>
    <meta:generator>LibreOffice/7.3.7.2$Linux_X86_64 LibreOffice_project/30$Build-2</meta:generator>
  </office:meta>
</office:document-meta>
</file>